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2"><text:span text:style-name="T24"><text:placeholder text:placeholder-type="text">&lt;if test="o.partner_id.parent_id &lt;&gt;''"&gt;</text:placeholder></text:span><text:placeholder text:placeholder-type="text">&lt;o.partner_id.parent_id.display_name or ''&gt;</text:placeholder></text:p>
            <text:p text:style-name="P62"><text:span text:style-name="T8"><text:placeholder text:placeholder-type="text">&lt;o.partner_id.parent_id.zip or ''&gt;</text:placeholder></text:span><text:span text:style-name="T8"> - </text:span><text:span text:style-name="T8"><text:placeholder text:placeholder-type="text">&lt;o.partner_id.parent_id.city or ''&gt;</text:placeholder></text:span><text:span text:style-name="T8"> - </text:span><text:span text:style-name="T9">(</text:span><text:span text:style-name="T8"><text:placeholder text:placeholder-type="text">&lt;o.partner_id.parent_id.state_id.code or ''&gt;</text:placeholder></text:span><text:span text:style-name="T9">)</text:span></text:p>
            <text:p text:style-name="P62"><text:span text:style-name="T26"><text:placeholder text:placeholder-type="text">&lt;o.partner_id.parent_id.country_id.name or ''&gt;</text:placeholder></text:span><text:span text:style-name="T24"><text:placeholder text:placeholder-type="text">&lt;/if&gt;</text:placeholder></text:span><text:span text:style-name="T24"><text:placeholder text:placeholder-type="text">&lt;if test="o.partner_id.parent_id ==''"&gt;</text:placeholder></text:span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3"><text:placeholder text:placeholder-type="text">&lt;o.partner_id.country_id.name or ''&gt;</text:placeholder><text:span text:style-name="T25"><text:placeholder text:placeholder-type="text">&lt;/if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text:soft-page-break/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5:44:10.881000000</dc:date>
    <meta:editing-duration>P1DT8H7M25S</meta:editing-duration>
    <meta:editing-cycles>207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8" meta:word-count="374" meta:character-count="3509" meta:non-whitespace-character-count="3218"/>
  </office:meta>
</office:document-meta>
</file>